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indingValidator.validateGetOrDelete( BindingOperation binding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BindingValidator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indingValidator.HttpBindingValidator(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BindingValidator.validateUrlReplacement( BindingOperation binding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BindingValidator.validate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BindingValidator.validateOperation( BindingOperation bindingOpera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